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IDFont+F1" svg:font-family="CIDFont+F1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officeooo:rsid="000cc31d" officeooo:paragraph-rsid="000cc31d" style:font-size-asian="11pt" style:font-size-complex="11pt"/>
    </style:style>
    <style:style style:name="P3" style:family="paragraph" style:parent-style-name="Standard">
      <style:text-properties fo:font-size="11pt" officeooo:rsid="000d4fa7" officeooo:paragraph-rsid="000d4fa7" style:font-size-asian="11pt" style:font-size-complex="11pt"/>
    </style:style>
    <style:style style:name="P4" style:family="paragraph" style:parent-style-name="Standard">
      <style:text-properties fo:font-size="11pt" officeooo:paragraph-rsid="000cc31d" style:font-size-asian="11pt" style:font-size-complex="11pt"/>
    </style:style>
    <style:style style:name="P5" style:family="paragraph" style:parent-style-name="Standard">
      <style:text-properties fo:font-size="11pt" style:text-underline-style="solid" style:text-underline-width="auto" style:text-underline-color="font-color" fo:font-weight="bold" officeooo:rsid="000d4fa7" officeooo:paragraph-rsid="000d4fa7" style:font-size-asian="11pt" style:font-weight-asian="bold" style:font-size-complex="11pt" style:font-weight-complex="bold"/>
    </style:style>
    <style:style style:name="P6" style:family="paragraph" style:parent-style-name="Standard">
      <style:text-properties fo:font-size="11pt" style:text-underline-style="none" fo:font-weight="normal" officeooo:rsid="000d4fa7" officeooo:paragraph-rsid="000d4fa7" style:font-size-asian="11pt" style:font-weight-asian="normal" style:font-size-complex="11pt" style:font-weight-complex="normal"/>
    </style:style>
    <style:style style:name="T1" style:family="text">
      <style:text-properties officeooo:rsid="000cc31d"/>
    </style:style>
    <style:style style:name="T2" style:family="text">
      <style:text-properties style:font-name="CIDFont+F1"/>
    </style:style>
    <style:style style:name="T3" style:family="text">
      <style:text-properties fo:color="#000000" loext:opacity="100%" style:font-name="CIDFont+F1" fo:font-size="16pt" fo:font-style="normal" style:font-size-asian="16pt" style:font-style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<text:s/></text:span><text:span text:style-name="T3">EJERCICIOS INICIALES DE CREACIÓN Y MANEJO DE TABLAS</text:span></text:p>
      <text:p text:style-name="P5"/>
      <text:p text:style-name="P5"/>
      <text:p text:style-name="P5"/>
      <text:p text:style-name="P5">EJERCICION Nº1</text:p>
      <text:p text:style-name="P1"/>
      <text:p text:style-name="P1">CREATE TABLE ALUMNOS (</text:p>
      <text:p text:style-name="P1">NUMERO_MATRICULA INT (6) NOT NULL,</text:p>
      <text:p text:style-name="P1">NOMBRE VARCHAR (15) NOT NULL,</text:p>
      <text:p text:style-name="P1">FECHA_NACIMIENTO DATE,</text:p>
      <text:p text:style-name="P1">DIRECCION VARCHAR (30),</text:p>
      <text:p text:style-name="P1">LOCALIDAD VARCHAR (15)</text:p>
      <text:p text:style-name="P2">);</text:p>
      <text:p text:style-name="P2"/>
      <text:p text:style-name="P2"/>
      <text:p text:style-name="P1"/>
      <text:p text:style-name="P1"/>
      <text:p text:style-name="P5">EJERCICIO Nº2</text:p>
      <text:p text:style-name="P1"/>
      <text:p text:style-name="P1">CREATE TABLE PROVIN (</text:p>
      <text:p text:style-name="P1">CODIGO VARCHAR (2),</text:p>
      <text:p text:style-name="P1">NOMBRE VARCHAR (25),</text:p>
      <text:p text:style-name="P1">PRIMARY KEY (CODIGO)</text:p>
      <text:p text:style-name="P4"><text:span text:style-name="T1">);</text:span></text:p>
      <text:p text:style-name="P1"/>
      <text:p text:style-name="P1"/>
      <text:p text:style-name="P1"/>
      <text:p text:style-name="P1">CREATE TABLE EMPLEADO(</text:p>
      <text:p text:style-name="P1">NOMBRE VARCHAR (25),</text:p>
      <text:p text:style-name="P2">AGE INT CHECK (AGE&gt;=18 AND AGE &lt;=35),</text:p>
      <text:p text:style-name="P2">COD_POROVINCIA INT (2),</text:p>
      <text:p text:style-name="P2">PRIMARY KEY (NOMBRE),</text:p>
      <text:p text:style-name="P2">CONSTRAINT FOREIGN KEY FK_PROV (COD_PROVINCIA) REFERENCES PROVIN(CODIGO)</text:p>
      <text:p text:style-name="P2">);</text:p>
      <text:p text:style-name="P2"/>
      <text:p text:style-name="P2"/>
      <text:p text:style-name="P2"/>
      <text:p text:style-name="P2"/>
      <text:p text:style-name="P2"/>
      <text:p text:style-name="P2"/>
      <text:p text:style-name="P5">EJERCICIO Nº3</text:p>
      <text:p text:style-name="P5"/>
      <text:p text:style-name="P6">CREATE TABLE BLOQUESPISOS(</text:p>
      <text:p text:style-name="P6">CALLE VARCHAR (30) NOT NULL,</text:p>
      <text:p text:style-name="P6">NUMERO INT (3) NOT NULL,</text:p>
      <text:p text:style-name="P6">PISO INT (2) NOT NULL,</text:p>
      <text:p text:style-name="P6">PUERTA CHARACTER (1) NOT NULL,</text:p>
      <text:p text:style-name="P6">CODIGO_POSTAL INT (5),</text:p>
      <text:p text:style-name="P6">METRO INT (5),</text:p>
      <text:p text:style-name="P6">COMENTARIOS VARCHAR (30),</text:p>
      <text:p text:style-name="P6">COD_ZONA INT (2),</text:p>
      <text:p text:style-name="P6">DNI VARCHAR (10),</text:p>
      <text:p text:style-name="P6">PRIMARY KEY(CALLE, NUMERO, PISO, PUERTA)</text:p>
      <text:p text:style-name="P6">);</text:p>
      <text:p text:style-name="P6"/>
      <text:p text:style-name="P6"/>
      <text:p text:style-name="P6"><text:soft-page-break/></text:p>
      <text:p text:style-name="P5">EJERCICIO Nº4</text:p>
      <text:p text:style-name="P3"/>
      <text:p text:style-name="P2">CREATE TABLE PERSONAS(</text:p>
      <text:p text:style-name="P2">DNI VARCHAR (10),</text:p>
      <text:p text:style-name="P2">NOMBRE <text:s/>CHARACTER (5),</text:p>
      <text:p text:style-name="P2">DIRECCION VARCHAR (30),</text:p>
      <text:p text:style-name="P2">POBLACION CHARACTER (20),</text:p>
      <text:p text:style-name="P2">CODPROVIN INT (4),</text:p>
      <text:p text:style-name="P2">PRIMARY KEY (DNI),</text:p>
      <text:p text:style-name="P2">CONSTRAINT FOREIGN KEY FK_PROVINCIAS (CODPROVINCIA) REFERENCES PROVINCIAS(CODPROVINCIAS)</text:p>
      <text:p text:style-name="P2">);</text:p>
      <text:p text:style-name="P2"/>
      <text:p text:style-name="P2">CREATE TABLE PROVINCIAS(</text:p>
      <text:p text:style-name="P2">CODPROVINCIA INT(4),</text:p>
      <text:p text:style-name="P2">NOM_PROVINCIA CHARACTER (20)</text:p>
      <text:p text:style-name="P2">PRIMARY KEY (CODPROVIN)</text:p>
      <text:p text:style-name="P3">);</text:p>
      <text:p text:style-name="P2"/>
      <text:p text:style-name="P1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IDFont+F1" svg:font-family="CIDFont+F1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0T02:15:00.490000000</meta:creation-date>
    <dc:date>2022-01-20T02:40:24.230000000</dc:date>
    <meta:editing-duration>PT3M30S</meta:editing-duration>
    <meta:editing-cycles>1</meta:editing-cycles>
    <meta:document-statistic meta:table-count="0" meta:image-count="0" meta:object-count="0" meta:page-count="2" meta:paragraph-count="50" meta:word-count="165" meta:character-count="1137" meta:non-whitespace-character-count="1020"/>
    <meta:generator>LibreOffice/7.2.5.2$Windows_X86_64 LibreOffice_project/499f9727c189e6ef3471021d6132d4c694f357e5</meta:generator>
  </office:meta>
</office:document-meta>
</file>